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881cm" table:align="margins"/>
    </style:style>
    <style:style style:name="Tableau2.A" style:family="table-column">
      <style:table-column-properties style:column-width="9.439cm" style:rel-column-width="32760*"/>
    </style:style>
    <style:style style:name="Tableau2.B" style:family="table-column">
      <style:table-column-properties style:column-width="9.442cm" style:rel-column-width="32775*"/>
    </style:style>
    <style:style style:name="Tableau2.1" style:family="table-row">
      <style:table-row-properties style:min-row-height="0.132cm"/>
    </style:style>
    <style:style style:name="Tableau1" style:family="table">
      <style:table-properties style:width="18.881cm" table:align="margins"/>
    </style:style>
    <style:style style:name="Tableau1.A" style:family="table-column">
      <style:table-column-properties style:column-width="11.271cm" style:rel-column-width="39122*"/>
    </style:style>
    <style:style style:name="Tableau1.B" style:family="table-column">
      <style:table-column-properties style:column-width="2.196cm" style:rel-column-width="7622*"/>
    </style:style>
    <style:style style:name="Tableau1.C" style:family="table-column">
      <style:table-column-properties style:column-width="5.413cm" style:rel-column-width="18791*"/>
    </style:style>
    <style:style style:name="Tableau1.A1" style:family="table-cell">
      <style:table-cell-properties fo:background-color="#eb613d" fo:padding-left="0.3cm" fo:padding-right="0.3cm" fo:padding-top="0.101cm" fo:padding-bottom="0.101cm" fo:border-left="0.088cm solid #eb613d" fo:border-right="none" fo:border-top="0.088cm solid #eb613d" fo:border-bottom="0.088cm solid #eb613d">
        <style:background-image/>
      </style:table-cell-properties>
    </style:style>
    <style:style style:name="Tableau1.C1" style:family="table-cell">
      <style:table-cell-properties fo:background-color="#eb613d" fo:padding-left="0.3cm" fo:padding-right="0.3cm" fo:padding-top="0.101cm" fo:padding-bottom="0.101cm" fo:border="0.088cm solid #eb613d">
        <style:background-image/>
      </style:table-cell-properties>
    </style:style>
    <style:style style:name="Tableau3" style:family="table">
      <style:table-properties style:width="18.881cm" table:align="margins"/>
    </style:style>
    <style:style style:name="Tableau3.A" style:family="table-column">
      <style:table-column-properties style:column-width="11.245cm" style:rel-column-width="39030*"/>
    </style:style>
    <style:style style:name="Tableau3.B" style:family="table-column">
      <style:table-column-properties style:column-width="2.223cm" style:rel-column-width="7714*"/>
    </style:style>
    <style:style style:name="Tableau3.C" style:family="table-column">
      <style:table-column-properties style:column-width="5.413cm" style:rel-column-width="18791*"/>
    </style:style>
    <style:style style:name="Tableau3.A1" style:family="table-cell">
      <style:table-cell-properties fo:background-color="transparent" fo:padding="0.3cm" fo:border-left="0.088cm solid #eb613d" fo:border-right="none" fo:border-top="none" fo:border-bottom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-left="none" fo:border-right="0.088cm solid #eb613d" fo:border-top="none" fo:border-bottom="none"/>
    </style:style>
    <style:style style:name="Table6" style:family="table">
      <style:table-properties style:width="18.881cm" table:align="margins"/>
    </style:style>
    <style:style style:name="Table6.A" style:family="table-column">
      <style:table-column-properties style:column-width="13.467cm" style:rel-column-width="46745*"/>
    </style:style>
    <style:style style:name="Table6.B" style:family="table-column">
      <style:table-column-properties style:column-width="5.413cm" style:rel-column-width="18790*"/>
    </style:style>
    <style:style style:name="Table6.A1" style:family="table-cell">
      <style:table-cell-properties fo:padding="0.3cm" fo:border-left="0.088cm solid #eb613d" fo:border-right="none" fo:border-top="none" fo:border-bottom="none"/>
    </style:style>
    <style:style style:name="Table6.B1" style:family="table-cell">
      <style:table-cell-properties fo:padding="0.3cm" fo:border-left="none" fo:border-right="0.088cm solid #eb613d" fo:border-top="none" fo:border-bottom="none"/>
    </style:style>
    <style:style style:name="Tableau5" style:family="table">
      <style:table-properties style:width="18.881cm" table:align="margins"/>
    </style:style>
    <style:style style:name="Tableau5.A" style:family="table-column">
      <style:table-column-properties style:column-width="18.881cm" style:rel-column-width="65535*"/>
    </style:style>
    <style:style style:name="Tableau5.A1" style:family="table-cell">
      <style:table-cell-properties fo:padding="0.3cm" fo:border-left="0.088cm solid #eb613d" fo:border-right="0.088cm solid #eb613d" fo:border-top="none" fo:border-bottom="0.088cm solid #eb613d"/>
    </style:style>
    <style:style style:name="Tableau6" style:family="table">
      <style:table-properties style:width="18.881cm" table:align="margins"/>
    </style:style>
    <style:style style:name="Tableau6.A" style:family="table-column">
      <style:table-column-properties style:column-width="11.271cm" style:rel-column-width="39122*"/>
    </style:style>
    <style:style style:name="Tableau6.B" style:family="table-column">
      <style:table-column-properties style:column-width="2.196cm" style:rel-column-width="7622*"/>
    </style:style>
    <style:style style:name="Tableau6.C" style:family="table-column">
      <style:table-column-properties style:column-width="5.413cm" style:rel-column-width="18791*"/>
    </style:style>
    <style:style style:name="Tableau6.A1" style:family="table-cell">
      <style:table-cell-properties fo:background-color="#579d1c" fo:padding-left="0.3cm" fo:padding-right="0.3cm" fo:padding-top="0.101cm" fo:padding-bottom="0.101cm" fo:border-left="0.088cm solid #579d1c" fo:border-right="none" fo:border-top="0.088cm solid #579d1c" fo:border-bottom="0.088cm solid #579d1c">
        <style:background-image/>
      </style:table-cell-properties>
    </style:style>
    <style:style style:name="Tableau6.C1" style:family="table-cell">
      <style:table-cell-properties fo:background-color="#579d1c" fo:padding-left="0.3cm" fo:padding-right="0.3cm" fo:padding-top="0.101cm" fo:padding-bottom="0.101cm" fo:border="0.088cm solid #579d1c">
        <style:background-image/>
      </style:table-cell-properties>
    </style:style>
    <style:style style:name="Tableau7" style:family="table">
      <style:table-properties style:width="18.881cm" table:align="margins"/>
    </style:style>
    <style:style style:name="Tableau7.A" style:family="table-column">
      <style:table-column-properties style:column-width="11.245cm" style:rel-column-width="39030*"/>
    </style:style>
    <style:style style:name="Tableau7.B" style:family="table-column">
      <style:table-column-properties style:column-width="2.223cm" style:rel-column-width="7714*"/>
    </style:style>
    <style:style style:name="Tableau7.C" style:family="table-column">
      <style:table-column-properties style:column-width="5.413cm" style:rel-column-width="18791*"/>
    </style:style>
    <style:style style:name="Tableau7.A1" style:family="table-cell">
      <style:table-cell-properties fo:background-color="transparent" fo:padding="0.3cm" fo:border-left="0.088cm solid #579d1c" fo:border-right="none" fo:border-top="none" fo:border-bottom="none">
        <style:background-image/>
      </style:table-cell-properties>
    </style:style>
    <style:style style:name="Tableau7.B1" style:family="table-cell">
      <style:table-cell-properties fo:padding="0.3cm" fo:border="none"/>
    </style:style>
    <style:style style:name="Tableau7.C1" style:family="table-cell">
      <style:table-cell-properties fo:padding="0.3cm" fo:border-left="none" fo:border-right="0.088cm solid #579d1c" fo:border-top="none" fo:border-bottom="none"/>
    </style:style>
    <style:style style:name="Tableau8" style:family="table">
      <style:table-properties style:width="18.881cm" table:align="margins"/>
    </style:style>
    <style:style style:name="Tableau8.A" style:family="table-column">
      <style:table-column-properties style:column-width="13.467cm" style:rel-column-width="46745*"/>
    </style:style>
    <style:style style:name="Tableau8.B" style:family="table-column">
      <style:table-column-properties style:column-width="5.413cm" style:rel-column-width="18790*"/>
    </style:style>
    <style:style style:name="Tableau8.A1" style:family="table-cell">
      <style:table-cell-properties fo:padding="0.3cm" fo:border-left="0.088cm solid #579d1c" fo:border-right="none" fo:border-top="none" fo:border-bottom="none"/>
    </style:style>
    <style:style style:name="Tableau8.B1" style:family="table-cell">
      <style:table-cell-properties fo:padding="0.3cm" fo:border-left="none" fo:border-right="0.088cm solid #579d1c" fo:border-top="none" fo:border-bottom="none"/>
    </style:style>
    <style:style style:name="Tableau9" style:family="table">
      <style:table-properties style:width="18.881cm" table:align="margins"/>
    </style:style>
    <style:style style:name="Tableau9.A" style:family="table-column">
      <style:table-column-properties style:column-width="18.881cm" style:rel-column-width="65535*"/>
    </style:style>
    <style:style style:name="Tableau9.A1" style:family="table-cell">
      <style:table-cell-properties fo:padding="0.3cm" fo:border-left="0.088cm solid #579d1c" fo:border-right="0.088cm solid #579d1c" fo:border-top="none" fo:border-bottom="0.088cm solid #579d1c"/>
    </style:style>
    <style:style style:name="Tableau4" style:family="table">
      <style:table-properties style:width="18.881cm" table:align="margins"/>
    </style:style>
    <style:style style:name="Tableau4.A" style:family="table-column">
      <style:table-column-properties style:column-width="11.271cm" style:rel-column-width="39122*"/>
    </style:style>
    <style:style style:name="Tableau4.B" style:family="table-column">
      <style:table-column-properties style:column-width="2.196cm" style:rel-column-width="7622*"/>
    </style:style>
    <style:style style:name="Tableau4.C" style:family="table-column">
      <style:table-column-properties style:column-width="5.413cm" style:rel-column-width="18791*"/>
    </style:style>
    <style:style style:name="Tableau4.A1" style:family="table-cell">
      <style:table-cell-properties fo:background-color="#4c1900" fo:padding-left="0.3cm" fo:padding-right="0.3cm" fo:padding-top="0.101cm" fo:padding-bottom="0.101cm" fo:border-left="0.088cm solid #4c1900" fo:border-right="none" fo:border-top="0.088cm solid #4c1900" fo:border-bottom="0.088cm solid #4c1900">
        <style:background-image/>
      </style:table-cell-properties>
    </style:style>
    <style:style style:name="Tableau4.C1" style:family="table-cell">
      <style:table-cell-properties fo:background-color="#4c1900" fo:padding-left="0.3cm" fo:padding-right="0.3cm" fo:padding-top="0.101cm" fo:padding-bottom="0.101cm" fo:border="0.088cm solid #4c1900">
        <style:background-image/>
      </style:table-cell-properties>
    </style:style>
    <style:style style:name="Tableau10" style:family="table">
      <style:table-properties style:width="18.881cm" table:align="margins"/>
    </style:style>
    <style:style style:name="Tableau10.A" style:family="table-column">
      <style:table-column-properties style:column-width="11.245cm" style:rel-column-width="39030*"/>
    </style:style>
    <style:style style:name="Tableau10.B" style:family="table-column">
      <style:table-column-properties style:column-width="2.223cm" style:rel-column-width="7714*"/>
    </style:style>
    <style:style style:name="Tableau10.C" style:family="table-column">
      <style:table-column-properties style:column-width="5.413cm" style:rel-column-width="18791*"/>
    </style:style>
    <style:style style:name="Tableau10.A1" style:family="table-cell">
      <style:table-cell-properties fo:background-color="transparent" fo:padding="0.3cm" fo:border-left="0.088cm solid #4c1900" fo:border-right="none" fo:border-top="none" fo:border-bottom="none">
        <style:background-image/>
      </style:table-cell-properties>
    </style:style>
    <style:style style:name="Tableau10.B1" style:family="table-cell">
      <style:table-cell-properties fo:padding="0.3cm" fo:border="none"/>
    </style:style>
    <style:style style:name="Tableau10.C1" style:family="table-cell">
      <style:table-cell-properties fo:padding="0.3cm" fo:border-left="none" fo:border-right="0.088cm solid #4c1900" fo:border-top="none" fo:border-bottom="none"/>
    </style:style>
    <style:style style:name="Tableau11" style:family="table">
      <style:table-properties style:width="18.881cm" table:align="margins"/>
    </style:style>
    <style:style style:name="Tableau11.A" style:family="table-column">
      <style:table-column-properties style:column-width="13.467cm" style:rel-column-width="46745*"/>
    </style:style>
    <style:style style:name="Tableau11.B" style:family="table-column">
      <style:table-column-properties style:column-width="5.413cm" style:rel-column-width="18790*"/>
    </style:style>
    <style:style style:name="Tableau11.A1" style:family="table-cell">
      <style:table-cell-properties fo:padding="0.3cm" fo:border-left="0.088cm solid #4c1900" fo:border-right="none" fo:border-top="none" fo:border-bottom="none"/>
    </style:style>
    <style:style style:name="Tableau11.B1" style:family="table-cell">
      <style:table-cell-properties fo:padding="0.3cm" fo:border-left="none" fo:border-right="0.088cm solid #4c1900" fo:border-top="none" fo:border-bottom="none"/>
    </style:style>
    <style:style style:name="Tableau12" style:family="table">
      <style:table-properties style:width="18.881cm" table:align="margins"/>
    </style:style>
    <style:style style:name="Tableau12.A" style:family="table-column">
      <style:table-column-properties style:column-width="18.881cm" style:rel-column-width="65535*"/>
    </style:style>
    <style:style style:name="Tableau12.A1" style:family="table-cell">
      <style:table-cell-properties fo:padding="0.3cm" fo:border-left="0.088cm solid #4c1900" fo:border-right="0.088cm solid #4c1900" fo:border-top="none" fo:border-bottom="0.088cm solid #4c19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font-name="Arial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eb613d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579d1c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style:font-name="Arial" fo:font-size="12pt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color="#4c19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margin-left="1.58cm" fo:margin-right="0cm" fo:text-align="end" style:justify-single-word="false" fo:text-indent="0cm" style:auto-text-indent="false"/>
      <style:text-properties fo:color="#eb613d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1.58cm" fo:margin-right="0cm" fo:text-align="end" style:justify-single-word="false" fo:text-indent="0cm" style:auto-text-indent="false"/>
      <style:text-properties fo:color="#579d1c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1.58cm" fo:margin-right="0cm" fo:text-align="end" style:justify-single-word="false" fo:text-indent="0cm" style:auto-text-indent="false"/>
      <style:text-properties fo:color="#4c19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able_20_Contents">
      <style:text-properties style:font-name="Arial"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"/>
    </style:style>
    <style:style style:name="P20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ffffff" style:font-name="Arial" fo:font-weight="bold" style:font-weight-asian="bold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font-name="Arial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paragraph-properties fo:text-align="end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font-name="Arial" fo:font-size="16pt" fo:language="fr" fo:country="FR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fo:color="#4c19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left="1.58cm" fo:margin-right="0cm" fo:text-align="end" style:justify-single-word="false" fo:text-indent="0cm" style:auto-text-indent="false"/>
      <style:text-properties fo:color="#4c19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ffffff" style:font-name="Arial" fo:font-weight="bold" style:font-weight-asian="bold" style:font-weight-complex="bold"/>
    </style:style>
    <style:style style:name="P31" style:family="paragraph" style:parent-style-name="Table_20_Contents">
      <style:text-properties style:font-name="Arial" fo:font-weight="bold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Arial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ext-input text:description="&lt;setLang(o.partner_id.lang or 'en_US')&gt;">LANGUAGE</text:text-input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>
            <text:p text:style-name="P2"><text:text-input text:description="&lt;if test=&quot;o.partner_id.id != o.partner_shipping_id.id&quot;&gt;">Test address</text:text-input></text:p>
            <text:p text:style-name="P3"><text:span text:style-name="T2"><text:text-input text:description="&lt;_(&quot;Partner's Address&quot;)&gt;">Partner's Address</text:text-input></text:span><text:span text:style-name="T2">:</text:span></text:p>
            <text:p text:style-name="P11"><text:text-input text:description="&lt;if test=&quot;o.partner_shipping_id.parent_id and o.partner_shipping_id.parent_id.name != o.partner_shipping_id.name&quot;&gt;">If company</text:text-input></text:p>
            <text:p text:style-name="P2"><text:text-input text:description="&lt;o.partner_shipping_id.name&gt;">Company Name</text:text-input></text:p>
            <text:p text:style-name="P2"><text:text-input text:description="&lt;/if&gt;">End parent name</text:text-input></text:p>
            <text:p text:style-name="P12"><text:text-input text:description="&lt;(o.partner_shipping_id and display_address(o.partner_shipping_id)) or ''&gt;">Partner shipping address</text:text-input></text:p>
            <text:p text:style-name="P2"><text:text-input text:description="&lt;/if&gt;">End test address</text:text-input></text:p>
            <text:p text:style-name="P5"/>
            <text:p text:style-name="P2"><text:text-input text:description="&lt;if test=&quot;o.partner_id.id != o.partner_invoice_id.id&quot;&gt;">Test address</text:text-input></text:p>
            <text:p text:style-name="P3"><text:span text:style-name="T2"><text:text-input text:description="&lt;_(&quot;Billing Address&quot;)&gt;">Billing address</text:text-input></text:span><text:span text:style-name="T2">: </text:span></text:p>
            <text:p text:style-name="P11"><text:text-input text:description="&lt;if test=&quot;o.partner_invoice_id.parent_id and o.partner_invoice_id.parent_id.name != o.partner_invoice_id.name&quot;&gt;">If company</text:text-input></text:p>
            <text:p text:style-name="P2"><text:text-input text:description="&lt;o.partner_invoice_id.name&gt;">Company Name</text:text-input></text:p>
            <text:p text:style-name="P2"><text:text-input text:description="&lt;/if&gt;">End parent name</text:text-input></text:p>
            <text:p text:style-name="P11"><text:text-input text:description="&lt;(o.partner_invoice_id and display_address(o.partner_invoice_id)) or ''&gt;">Partner shipping address</text:text-input></text:p>
            <text:p text:style-name="P2"><text:text-input text:description="&lt;/if&gt;">End test address</text:text-input></text:p>
          </table:table-cell>
          <table:table-cell office:value-type="string">
            <text:p text:style-name="P4"><text:text-input text:description="&lt;o.partner_id.name&gt;">Partner name</text:text-input></text:p>
            <text:p text:style-name="P4"><text:text-input text:description="&lt;o.partner_id.street&gt;">Street partner</text:text-input></text:p>
            <text:p text:style-name="P4"><text:text-input text:description="&lt;o.partner_id.zip or ''&gt;">Postcode partner</text:text-input> <text:text-input text:description="&lt;o.partner_id.city&gt;">City partner</text:text-input></text:p>
            <text:p text:style-name="P4"><text:text-input text:description="&lt;o.partner_id.country_id.name&gt;">Country partner</text:text-input></text:p>
            <text:p text:style-name="P4"/>
            <text:p text:style-name="P4"><text:text-input text:description="&lt;(o.partner_id.fax and 'Fax : '+ o.partner_id.fax) or ''&gt;">Fax partner</text:text-input></text:p>
            <text:p text:style-name="P4"><text:text-input text:description="&lt;(o.partner_id.phone and 'Tél : '+ o.partner_id.phone) or ''&gt;">Phone partner</text:text-input></text:p>
          </table:table-cell>
        </table:table-row>
      </table:table>
      <text:p text:style-name="P6"/>
      <text:p text:style-name="P26"><text:span text:style-name="T2"><text:text-input text:description="&lt;if test=&quot;o.state=='draft'&quot;&gt;">Quotation</text:text-input></text:span><text:span text:style-name="T2"><text:text-input text:description="&lt;_(&quot;Quotation&quot;)&gt;">Quotation</text:text-input></text:span><text:span text:style-name="T2"><text:text-input text:description="&lt;/if&gt;">end if</text:text-input></text:span><text:span text:style-name="T2"><text:text-input text:description="&lt;if test=&quot;o.state!='draft'&quot;&gt;">Else</text:text-input></text:span><text:span text:style-name="T2"><text:text-input text:description="&lt;_(&quot;Confirmed Order&quot;)&gt;">Order</text:text-input></text:span><text:span text:style-name="T2"><text:text-input text:description="&lt;/if&gt;">end if</text:text-input></text:span><text:span text:style-name="T3"> </text:span><text:span text:style-name="T3"><text:text-input text:description="&lt;o.name&gt;">number</text:text-input></text:span></text:p>
      <text:p text:style-name="P26"><text:span text:style-name="T3"/></text:p>
      <text:p text:style-name="P26"><text:span text:style-name="T3"/></text:p>
      <text:p text:style-name="P1"><text:text-input text:description="&lt;for each=&quot;category in get_by_categories('sale.order', o.id)&quot;&gt;">Loop on categories</text:text-input></text:p>
      <text:p text:style-name="P1"><text:text-input text:description="&lt;choose&gt;">Start choose</text:text-input></text:p>
      <text:p text:style-name="P1"><text:text-input text:description="&lt;when test=&quot;category.code == 'none'&quot;&gt;">When not in category</text:text-input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0">Others</text:p>
          </table:table-cell>
          <table:table-cell table:style-name="Tableau4.A1" office:value-type="string">
            <text:p text:style-name="P21">Qty</text:p>
          </table:table-cell>
          <table:table-cell table:style-name="Tableau4.C1" office:value-type="string">
            <text:p text:style-name="P21">Subtotal</text:p>
          </table:table-cell>
        </table:table-row>
      </table:table>
      <text:p text:style-name="P1"><text:text-input text:description="&lt;for each=&quot;line in category.lines&quot;&gt;">For each line</text:text-input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7"><text:text-input text:description="&lt;line.product_id&gt;">Product name</text:text-input></text:p>
          </table:table-cell>
          <table:table-cell table:style-name="Tableau10.B1" office:value-type="string">
            <text:p text:style-name="P19"><text:text-input text:description="&lt;line.product_uom_qty&gt;">Quantity</text:text-input></text:p>
          </table:table-cell>
          <table:table-cell table:style-name="Tableau10.C1" office:value-type="string">
            <text:p text:style-name="P7"><text:text-input text:description="&lt;formatLang(line.price_unit * line.product_uom_qty)&gt;">Price</text:text-input> <text:text-input text:description="&lt;o.pricelist_id.currency_id.symbol&gt;">currency</text:text-input></text:p>
          </table:table-cell>
        </table:table-row>
      </table:table>
      <text:p text:style-name="P1"><text:text-input text:description="&lt;/for&gt;">End for</text:text-input></text:p>
      <text:p text:style-name="P8"><text:text-input text:description="&lt;if test=&quot;category.discount&quot;&gt;">If discount</text:text-input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6">Discount</text:p>
          </table:table-cell>
          <table:table-cell table:style-name="Tableau11.B1" office:value-type="string">
            <text:p text:style-name="P13">- <text:text-input text:description="&lt;formatLang(category.discount)&gt;">Category discount</text:text-input> <text:text-input text:description="&lt;o.pricelist_id.currency_id.symbol&gt;">currency</text:text-input></text:p>
          </table:table-cell>
        </table:table-row>
      </table:table>
      <text:p text:style-name="P8"><text:text-input text:description="&lt;/if&gt;">end if discount</text:text-input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8">Total: <text:text-input text:description="&lt;formatLang(category.total)&gt;">Category total</text:text-input> <text:span text:style-name="T1"><text:text-input text:description="&lt;o.pricelist_id.currency_id.symbol&gt;">currency</text:text-input></text:span></text:p>
          </table:table-cell>
        </table:table-row>
      </table:table>
      <text:p text:style-name="P1"/>
      <text:p text:style-name="P1"><text:text-input text:description="&lt;/when&gt;">End when</text:text-input></text:p>
      <text:p text:style-name="P1"><text:text-input text:description="&lt;when test=&quot;category.code == 'product_group1'&quot;&gt;">When code equals product_group1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0"><text:text-input text:description="&lt;category.name&gt;">Category name</text:text-input></text:p>
          </table:table-cell>
          <table:table-cell table:style-name="Tableau1.A1" office:value-type="string">
            <text:p text:style-name="P21">Qty</text:p>
          </table:table-cell>
          <table:table-cell table:style-name="Tableau1.C1" office:value-type="string">
            <text:p text:style-name="P21">Subtotal</text:p>
          </table:table-cell>
        </table:table-row>
      </table:table>
      <text:p text:style-name="P1"><text:text-input text:description="&lt;for each=&quot;line in category.lines&quot;&gt;">For each line</text:text-input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7"><text:text-input text:description="&lt;line.product_id&gt;">Product name</text:text-input></text:p>
          </table:table-cell>
          <table:table-cell table:style-name="Tableau3.B1" office:value-type="string">
            <text:p text:style-name="P19"><text:text-input text:description="&lt;line.product_uom_qty&gt;">Quantity</text:text-input></text:p>
          </table:table-cell>
          <table:table-cell table:style-name="Tableau3.C1" office:value-type="string">
            <text:p text:style-name="P7"><text:text-input text:description="&lt;formatLang(line.price_unit * line.product_uom_qty)&gt;">Price</text:text-input> <text:text-input text:description="&lt;o.pricelist_id.currency_id.symbol&gt;">currency</text:text-input></text:p>
          </table:table-cell>
        </table:table-row>
      </table:table>
      <text:p text:style-name="P1"><text:text-input text:description="&lt;/for&gt;">End for</text:text-input></text:p>
      <text:p text:style-name="P8"><text:text-input text:description="&lt;if test=&quot;category.discount&quot;&gt;">If discount</text:text-input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Discount</text:p>
          </table:table-cell>
          <table:table-cell table:style-name="Table6.B1" office:value-type="string">
            <text:p text:style-name="P9">- <text:text-input text:description="&lt;formatLang(category.discount)&gt;">Category discount</text:text-input> <text:text-input text:description="&lt;o.pricelist_id.currency_id.symbol&gt;">currency</text:text-input></text:p>
          </table:table-cell>
        </table:table-row>
      </table:table>
      <text:p text:style-name="P8"><text:text-input text:description="&lt;/if&gt;">end if discount</text:text-input></text:p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18">Total: <text:text-input text:description="&lt;formatLang(category.total)&gt;">Category total</text:text-input> <text:span text:style-name="T1"><text:text-input text:description="&lt;o.pricelist_id.currency_id.symbol&gt;">currency</text:text-input></text:span></text:p>
          </table:table-cell>
        </table:table-row>
      </table:table>
      <text:p text:style-name="P1"/>
      <text:p text:style-name="P1"><text:text-input text:description="&lt;/when&gt;">End when</text:text-input></text:p>
      <text:p text:style-name="P1"><text:text-input text:description="&lt;when test=&quot;category.code == 'product_group2'&quot;&gt;">When code equals product_group2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20"><text:text-input text:description="&lt;category.name&gt;">Category name</text:text-input></text:p>
          </table:table-cell>
          <table:table-cell table:style-name="Tableau6.A1" office:value-type="string">
            <text:p text:style-name="P21">Qty</text:p>
          </table:table-cell>
          <table:table-cell table:style-name="Tableau6.C1" office:value-type="string">
            <text:p text:style-name="P21">Subtotal</text:p>
          </table:table-cell>
        </table:table-row>
      </table:table>
      <text:p text:style-name="P1"><text:text-input text:description="&lt;for each=&quot;line in category.lines&quot;&gt;">For each line</text:text-input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7"><text:text-input text:description="&lt;line.product_id&gt;">Product name</text:text-input></text:p>
          </table:table-cell>
          <table:table-cell table:style-name="Tableau7.B1" office:value-type="string">
            <text:p text:style-name="P19"><text:text-input text:description="&lt;line.product_uom_qty&gt;">Quantity</text:text-input></text:p>
          </table:table-cell>
          <table:table-cell table:style-name="Tableau7.C1" office:value-type="string">
            <text:p text:style-name="P7"><text:text-input text:description="&lt;formatLang(line.price_unit * line.product_uom_qty)&gt;">Price</text:text-input> <text:text-input text:description="&lt;o.pricelist_id.currency_id.symbol&gt;">currency</text:text-input></text:p>
          </table:table-cell>
        </table:table-row>
      </table:table>
      <text:p text:style-name="P1"><text:text-input text:description="&lt;/for&gt;">End for</text:text-input></text:p>
      <text:p text:style-name="P8"><text:text-input text:description="&lt;if test=&quot;category.discount&quot;&gt;">If discount</text:text-input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">Discount</text:p>
          </table:table-cell>
          <table:table-cell table:style-name="Tableau8.B1" office:value-type="string">
            <text:p text:style-name="P10">- <text:text-input text:description="&lt;formatLang(category.discount)&gt;">Category discount</text:text-input> <text:text-input text:description="&lt;o.pricelist_id.currency_id.symbol&gt;">currency</text:text-input></text:p>
          </table:table-cell>
        </table:table-row>
      </table:table>
      <text:p text:style-name="P8"><text:text-input text:description="&lt;/if&gt;">end if discount</text:text-input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8">Total: <text:text-input text:description="&lt;formatLang(category.total)&gt;">Category total</text:text-input> <text:span text:style-name="T1"><text:text-input text:description="&lt;o.pricelist_id.currency_id.symbol&gt;">currency</text:text-input></text:span></text:p>
          </table:table-cell>
        </table:table-row>
      </table:table>
      <text:p text:style-name="P1"/>
      <text:p text:style-name="P1"><text:text-input text:description="&lt;/when&gt;">End when</text:text-input></text:p>
      <text:p text:style-name="P1"><text:text-input text:description="&lt;/choose&gt;">End choose</text:text-input></text:p>
      <text:p text:style-name="P1"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47M54S</meta:editing-duration>
    <meta:editing-cycles>52</meta:editing-cycles>
    <meta:generator>OpenOffice.org/3.2$Win32 OpenOffice.org_project/320m18$Build-9502</meta:generator>
    <dc:date>2014-02-20T11:05:40.31</dc:date>
    <meta:document-statistic meta:table-count="13" meta:image-count="0" meta:object-count="0" meta:page-count="2" meta:paragraph-count="71" meta:word-count="163" meta:character-count="1018"/>
    <meta:user-defined meta:name="Info 1"/>
    <meta:user-defined meta:name="Info 2"/>
    <meta:user-defined meta:name="Info 3"/>
    <meta:user-defined meta:name="Info 4"/>
  </office:meta>
</office:document-meta>
</file>